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5cm"/>
    </style:style>
    <style:style style:name="co2" style:family="table-column">
      <style:table-column-properties fo:break-before="auto" style:column-width="4.332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13.464cm"/>
    </style:style>
    <style:style style:name="co5" style:family="table-column">
      <style:table-column-properties fo:break-before="auto" style:column-width="6.024cm"/>
    </style:style>
    <style:style style:name="co6" style:family="table-column">
      <style:table-column-properties fo:break-before="auto" style:column-width="1.025cm"/>
    </style:style>
    <style:style style:name="co7" style:family="table-column">
      <style:table-column-properties fo:break-before="auto" style:column-width="1.222cm"/>
    </style:style>
    <style:style style:name="co8" style:family="table-column">
      <style:table-column-properties fo:break-before="auto" style:column-width="1.242cm"/>
    </style:style>
    <style:style style:name="co9" style:family="table-column">
      <style:table-column-properties fo:break-before="auto" style:column-width="2.14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PageStyle_5f_le_5f_chaud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e_chau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table:style-name="ce1" office:value-type="string">
            <text:p>Cat 1</text:p>
          </table:table-cell>
          <table:table-cell table:style-name="ce1" office:value-type="string">
            <text:p>Cat 2</text:p>
          </table:table-cell>
          <table:table-cell table:style-name="ce1" office:value-type="string">
            <text:p>Cat 3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sBio</text:p>
          </table:table-cell>
          <table:table-cell table:style-name="ce1" office:value-type="string">
            <text:p>Petit</text:p>
          </table:table-cell>
          <table:table-cell table:style-name="ce1" office:value-type="string">
            <text:p>Grand</text:p>
          </table:table-cell>
          <table:table-cell table:style-name="ce1" office:value-type="string">
            <text:p>prix_unique</text:p>
          </table:table-cell>
          <table:table-cell table:number-columns-repeated="1015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noir</text:p>
          </table:table-cell>
          <table:table-cell office:value-type="string">
            <text:p>Ceylan</text:p>
          </table:table-cell>
          <table:table-cell table:number-columns-repeated="4"/>
          <table:table-cell office:value-type="string">
            <text:p>3,50 €</text:p>
          </table:table-cell>
          <table:table-cell table:number-columns-repeated="1015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noir</text:p>
          </table:table-cell>
          <table:table-cell office:value-type="string">
            <text:p>Earl Grey</text:p>
          </table:table-cell>
          <table:table-cell table:number-columns-repeated="4"/>
          <table:table-cell office:value-type="string">
            <text:p>3,50 €</text:p>
          </table:table-cell>
          <table:table-cell table:number-columns-repeated="1015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noir</text:p>
          </table:table-cell>
          <table:table-cell office:value-type="string">
            <text:p>4 Fruits rouge</text:p>
          </table:table-cell>
          <table:table-cell table:number-columns-repeated="4"/>
          <table:table-cell office:value-type="string">
            <text:p>3,50 €</text:p>
          </table:table-cell>
          <table:table-cell table:number-columns-repeated="1015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noir</text:p>
          </table:table-cell>
          <table:table-cell office:value-type="string">
            <text:p>Vanille</text:p>
          </table:table-cell>
          <table:table-cell table:number-columns-repeated="4"/>
          <table:table-cell office:value-type="string">
            <text:p>3,50 €</text:p>
          </table:table-cell>
          <table:table-cell table:number-columns-repeated="1015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vert</text:p>
          </table:table-cell>
          <table:table-cell office:value-type="string">
            <text:p>Miss dammann</text:p>
          </table:table-cell>
          <table:table-cell office:value-type="string">
            <text:p>Citron, Fruit de la Passion, Gingembre</text:p>
          </table:table-cell>
          <table:table-cell table:number-columns-repeated="3"/>
          <table:table-cell office:value-type="string">
            <text:p>3,50 €</text:p>
          </table:table-cell>
          <table:table-cell table:number-columns-repeated="1015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vert</text:p>
          </table:table-cell>
          <table:table-cell office:value-type="string">
            <text:p>Yunnan</text:p>
          </table:table-cell>
          <table:table-cell table:number-columns-repeated="4"/>
          <table:table-cell office:value-type="string">
            <text:p>3,50 €</text:p>
          </table:table-cell>
          <table:table-cell table:number-columns-repeated="1015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vert</text:p>
          </table:table-cell>
          <table:table-cell office:value-type="string">
            <text:p>Menthe</text:p>
          </table:table-cell>
          <table:table-cell table:number-columns-repeated="4"/>
          <table:table-cell office:value-type="string">
            <text:p>3,50 €</text:p>
          </table:table-cell>
          <table:table-cell table:number-columns-repeated="1015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vert</text:p>
          </table:table-cell>
          <table:table-cell office:value-type="string">
            <text:p>Jasmin</text:p>
          </table:table-cell>
          <table:table-cell table:number-columns-repeated="4"/>
          <table:table-cell office:value-type="string">
            <text:p>3,50 €</text:p>
          </table:table-cell>
          <table:table-cell table:number-columns-repeated="1015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Infusions</text:p>
          </table:table-cell>
          <table:table-cell office:value-type="string">
            <text:p>Tisane Nuit à Versailles</text:p>
          </table:table-cell>
          <table:table-cell office:value-type="string">
            <text:p>Bergamote, Kiwi, Pêche</text:p>
          </table:table-cell>
          <table:table-cell table:number-columns-repeated="3"/>
          <table:table-cell office:value-type="string">
            <text:p>3,50 €</text:p>
          </table:table-cell>
          <table:table-cell table:number-columns-repeated="1015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afé bio et équitable 80% Arabica 20% Robusta</text:p>
          </table:table-cell>
          <table:table-cell office:value-type="string">
            <text:p>(Pérou) Brûlerie de la Maine, Etriché</text:p>
          </table:table-cell>
          <table:table-cell/>
          <table:table-cell office:value-type="string">
            <text:p>1,60 €</text:p>
          </table:table-cell>
          <table:table-cell office:value-type="string">
            <text:p>3,00 €</text:p>
          </table:table-cell>
          <table:table-cell table:number-columns-repeated="1016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Déca</text:p>
          </table:table-cell>
          <table:table-cell table:number-columns-repeated="2"/>
          <table:table-cell table:number-columns-repeated="2" office:value-type="string">
            <text:p>1,70 €</text:p>
          </table:table-cell>
          <table:table-cell table:number-columns-repeated="1016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afé Allongé</text:p>
          </table:table-cell>
          <table:table-cell/>
          <table:table-cell office:value-type="string">
            <text:p>(bio)</text:p>
          </table:table-cell>
          <table:table-cell table:number-columns-repeated="2" office:value-type="string">
            <text:p>1,70 €</text:p>
          </table:table-cell>
          <table:table-cell table:number-columns-repeated="1016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Noisette</text:p>
          </table:table-cell>
          <table:table-cell/>
          <table:table-cell office:value-type="string">
            <text:p>(bio)</text:p>
          </table:table-cell>
          <table:table-cell office:value-type="string">
            <text:p>1,70 €</text:p>
          </table:table-cell>
          <table:table-cell office:value-type="string">
            <text:p>2,50 €</text:p>
          </table:table-cell>
          <table:table-cell table:number-columns-repeated="1016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afé Crème</text:p>
          </table:table-cell>
          <table:table-cell/>
          <table:table-cell office:value-type="string">
            <text:p>(bio)</text:p>
          </table:table-cell>
          <table:table-cell office:value-type="string">
            <text:p>2,50 €</text:p>
          </table:table-cell>
          <table:table-cell office:value-type="string">
            <text:p>3,50 €</text:p>
          </table:table-cell>
          <table:table-cell table:number-columns-repeated="1016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haï Latte</text:p>
          </table:table-cell>
          <table:table-cell/>
          <table:table-cell office:value-type="string">
            <text:p>(bio)</text:p>
          </table:table-cell>
          <table:table-cell table:number-columns-repeated="2" office:value-type="string">
            <text:p>3,50 €</text:p>
          </table:table-cell>
          <table:table-cell table:number-columns-repeated="1016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hocolat au Lait</text:p>
          </table:table-cell>
          <table:table-cell/>
          <table:table-cell office:value-type="string">
            <text:p>(bio)</text:p>
          </table:table-cell>
          <table:table-cell table:number-columns-repeated="2" office:value-type="string">
            <text:p>3,50 €</text:p>
          </table:table-cell>
          <table:table-cell table:number-columns-repeated="1016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appuccino</text:p>
          </table:table-cell>
          <table:table-cell table:number-columns-repeated="2"/>
          <table:table-cell office:value-type="string">
            <text:p>3,50 €</text:p>
          </table:table-cell>
          <table:table-cell office:value-type="string">
            <text:p>3,80 €</text:p>
          </table:table-cell>
          <table:table-cell table:number-columns-repeated="1016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afé Viennois</text:p>
          </table:table-cell>
          <table:table-cell table:number-columns-repeated="2"/>
          <table:table-cell office:value-type="string">
            <text:p>3,80 €</text:p>
          </table:table-cell>
          <table:table-cell office:value-type="string">
            <text:p>4,00 €</text:p>
          </table:table-cell>
          <table:table-cell table:number-columns-repeated="1016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hocolat Viennois</text:p>
          </table:table-cell>
          <table:table-cell table:number-columns-repeated="2"/>
          <table:table-cell office:value-type="string">
            <text:p>4,00 €</text:p>
          </table:table-cell>
          <table:table-cell office:value-type="string">
            <text:p>6,50 €</text:p>
          </table:table-cell>
          <table:table-cell table:number-columns-repeated="1016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Macchiato</text:p>
          </table:table-cell>
          <table:table-cell table:number-columns-repeated="2"/>
          <table:table-cell office:value-type="string">
            <text:p>4,00 €</text:p>
          </table:table-cell>
          <table:table-cell office:value-type="string">
            <text:p>6,00 €</text:p>
          </table:table-cell>
          <table:table-cell table:number-columns-repeated="1016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Macchiato</text:p>
          </table:table-cell>
          <table:table-cell table:number-columns-repeated="2"/>
          <table:table-cell office:value-type="string">
            <text:p>4,50 €</text:p>
          </table:table-cell>
          <table:table-cell office:value-type="string">
            <text:p>7,00 €</text:p>
          </table:table-cell>
          <table:table-cell table:number-columns-repeated="1016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Royal</text:p>
          </table:table-cell>
          <table:table-cell table:number-columns-repeated="2"/>
          <table:table-cell office:value-type="string">
            <text:p>7,50 €</text:p>
          </table:table-cell>
          <table:table-cell office:value-type="string">
            <text:p>8,50 €</text:p>
          </table:table-cell>
          <table:table-cell table:number-columns-repeated="1016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afé Gourmand</text:p>
          </table:table-cell>
          <table:table-cell table:number-columns-repeated="2"/>
          <table:table-cell office:value-type="string">
            <text:p>7,50 €</text:p>
          </table:table-cell>
          <table:table-cell office:value-type="string">
            <text:p>8,50 €</text:p>
          </table:table-cell>
          <table:table-cell table:number-columns-repeated="1016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Thé Gourmand</text:p>
          </table:table-cell>
          <table:table-cell table:number-columns-repeated="2"/>
          <table:table-cell office:value-type="string">
            <text:p>0,10 €</text:p>
          </table:table-cell>
          <table:table-cell office:value-type="string">
            <text:p>0,40 €</text:p>
          </table:table-cell>
          <table:table-cell table:number-columns-repeated="1016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Infusions</text:p>
          </table:table-cell>
          <table:table-cell office:value-type="string">
            <text:p>Tisane Carcadet</text:p>
          </table:table-cell>
          <table:table-cell office:value-type="string">
            <text:p>Passion, Framboise</text:p>
          </table:table-cell>
          <table:table-cell table:number-columns-repeated="3"/>
          <table:table-cell office:value-type="string">
            <text:p>3,50 €</text:p>
          </table:table-cell>
          <table:table-cell table:number-columns-repeated="1015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Infusions</text:p>
          </table:table-cell>
          <table:table-cell office:value-type="string">
            <text:p>Tisane du Berger</text:p>
          </table:table-cell>
          <table:table-cell office:value-type="string">
            <text:p>Tilleul, Verveine, Menthe, Citronnelle, Fleur d’Oranger</text:p>
          </table:table-cell>
          <table:table-cell table:number-columns-repeated="3"/>
          <table:table-cell office:value-type="string">
            <text:p>3,50 €</text:p>
          </table:table-cell>
          <table:table-cell table:number-columns-repeated="1015"/>
        </table:table-row>
        <table:table-row table:style-name="ro1"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Infusions</text:p>
          </table:table-cell>
          <table:table-cell office:value-type="string">
            <text:p>Rooibos Citrus</text:p>
          </table:table-cell>
          <table:table-cell office:value-type="string">
            <text:p>Citron Vert, Clémentine, Orange Sanguine</text:p>
          </table:table-cell>
          <table:table-cell table:number-columns-repeated="3"/>
          <table:table-cell office:value-type="string">
            <text:p>3,50 €</text:p>
          </table:table-cell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number:currency-style style:name="N812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2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2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2">02/10/2025</text:date>, <text:time>14:3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_5f_chaud" style:display-name="PageStyle_le_chau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02T14:39:17</dc:date>
    <meta:document-statistic meta:table-count="1" meta:cell-count="155" meta:object-count="0"/>
    <meta:generator>OpenOffice/4.1.15$Unix OpenOffice.org_project/4115m2$Build-9813</meta:generator>
  </office:meta>
</office:document-meta>
</file>